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15cm"/>
    </style:style>
    <style:style style:name="co3" style:family="table-column">
      <style:table-column-properties fo:break-before="auto" style:column-width="3.2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000000" fo:border="0.74pt solid #000000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1" table:number-columns-repeated="2" table:default-cell-style-name="ce11"/>
        <table:table-column table:style-name="co3" table:default-cell-style-name="ce11"/>
        <table:table-column table:style-name="co1" table:default-cell-style-name="ce12"/>
        <table:table-column table:style-name="co1" table:default-cell-style-name="Default"/>
        <table:table-row table:style-name="ro1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9" office:value-type="string" calcext:value-type="string">
            <text:p>Studentas</text:p>
          </table:table-cell>
          <table:table-cell table:style-name="ce9" office:value-type="string" calcext:value-type="string">
            <text:p>React, min</text:p>
          </table:table-cell>
          <table:table-cell table:style-name="ce9" office:value-type="string" calcext:value-type="string">
            <text:p>Node, min</text:p>
          </table:table-cell>
          <table:table-cell table:style-name="ce9" office:value-type="string" calcext:value-type="string">
            <text:p>TypeScript, min</text:p>
          </table:table-cell>
          <table:table-cell table:style-name="ce9" office:value-type="string" calcext:value-type="string">
            <text:p>Viso, min</text:p>
          </table:table-cell>
          <table:table-cell office:value-type="string" calcext:value-type="string">
            <text:p>Komentaras</text:p>
          </table:table-cell>
        </table:table-row>
        <table:table-row table:style-name="ro2">
          <table:table-cell/>
          <table:table-cell office:value-type="string" calcext:value-type="string">
            <text:p>Šarūnas Raižys 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C3:.E3])" office:value-type="float" office:value="27" calcext:value-type="float">
            <text:p>2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kas Gužy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4:.E4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arolina Maščinskaitė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5:.E5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inykas Smolski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:.E6])"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tas Šukaitis 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C7:.E7])" office:value-type="float" office:value="47" calcext:value-type="float">
            <text:p>47</text:p>
          </table:table-cell>
          <table:table-cell office:value-type="string" calcext:value-type="string">
            <text:p>Stiprus inžinerinis mąstymas</text:p>
          </table:table-cell>
        </table:table-row>
        <table:table-row table:style-name="ro2">
          <table:table-cell/>
          <table:table-cell office:value-type="string" calcext:value-type="string">
            <text:p>Robertas Rušėna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8:.E8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urynas Klumby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9:.E9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imundas Jesevičius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0:.E10])"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ęstutis Ruby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1:.E11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ygantas Pauliukoni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2:.E12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edrė Vičkačkaitė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3:.E13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ytis Černiauska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4:.E14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us Čibinska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5:.E15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dgaras Spiridonovas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C16:.E16])" office:value-type="float" office:value="20" calcext:value-type="float">
            <text:p>20</text:p>
          </table:table-cell>
          <table:table-cell office:value-type="string" calcext:value-type="string">
            <text:p>Klausineja ir daug ir gerai daro, dirba su Vue ir Laravel</text:p>
          </table:table-cell>
        </table:table-row>
        <table:table-row table:style-name="ro2">
          <table:table-cell/>
          <table:table-cell office:value-type="string" calcext:value-type="string">
            <text:p>Karolina Mašaro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7:.E17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tinas Veleckas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8:.E18])"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urynas Pociūna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9:.E19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antas Medzevičiu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0:.E20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ytis Kymanta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1:.E21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ktorija Andruškevič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2:.E22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turas Guseva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3:.E23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riuš Juralevič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4:.E24])"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a Kasputytė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5:.E25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a Liaudanskytė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6:.E26])"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B2:Sheet1.F2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lt" fo:country="L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9:10:02.387000000</meta:creation-date>
    <dc:date>2024-10-07T18:49:27.884000000</dc:date>
    <meta:editing-duration>PT2H16M9S</meta:editing-duration>
    <meta:editing-cycles>9</meta:editing-cycles>
    <meta:generator>LibreOffice/7.5.1.2$Windows_X86_64 LibreOffice_project/fcbaee479e84c6cd81291587d2ee68cba099e129</meta:generator>
    <meta:document-statistic meta:table-count="1" meta:cell-count="128" meta:object-count="0"/>
  </office:meta>
</office:document-meta>
</file>